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amificación y fusión en Git</text:p>
      <text:p text:style-name="Standard">Aprendamos cómo usar el control de versiones fusionado con DVCS Git para fusionar (o fusionar) diferentes ramas de un proyecto.</text:p>
      <text:p text:style-name="Standard">claudio garau</text:p>
      <text:p text:style-name="Standard">claudio garau</text:p>
      <text:p text:style-name="Standard">Publicado el 29 de abril de 2016</text:p>
      <text:p text:style-name="Standard">link copiado al portapapeles</text:p>
      <text:p text:style-name="Standard">Convierta un hobby en una profesión: participe en los cursos de HTML.it</text:p>
      <text:p text:style-name="Standard">Control de versiones y fusión</text:p>
      <text:p text:style-name="Standard">Una de las ventajas derivadas del control de versiones se refiere a la posibilidad de operar en las distintas etapas evolutivas de un proyecto, independientemente del estado asociado con la última instantánea disponible en el repositorio relativo. En este sentido, supongamos que está desarrollando una aplicación, esta última podría estar en una etapa avanzada de implementación y ya alcanzó la versión estable 1.0. Si desea introducir más funciones, quizás dignas de una nueva versión importante, puede ser apropiado crear una nueva rama, por ejemplo, 2.x.</text:p>
      <text:p text:style-name="Standard"/>
      <text:p text:style-name="Standard">En este punto, la rama 1.x no necesariamente será abandonada, por el contrario, siendo plausiblemente la principal rama de producción a la espera de que la versión 2.0 sea definitiva, seguirá recibiendo soporte. Esto significa que aunque esté trabajando en la nueva rama, siempre será posible intervenir en la anterior en caso de que surjan problemas relacionados con ella.</text:p>
      <text:p text:style-name="Standard"/>
      <text:p text:style-name="Standard">Por ejemplo, podría suceder que un usuario de la versión 1.x envíe comentarios que indiquen la identificación de una vulnerabilidad o un mal funcionamiento; Habiendo recibido esta notificación, los desarrolladores podrán hacerse cargo de la versión con errores, generar una nueva rama que contenga la corrección del problema detectado y fusionarla con la que se corregirá y luego volver a trabajar en la rama 2.x.</text:p>
      <text:p text:style-name="Standard"/>
      <text:p text:style-name="Standard">El procedimiento que prevé la apertura de una nueva sucursal para la ejecución de una intervención y su posterior fusión con la sucursal que necesita una actualización se denomina fusión , literalmente "fusión".</text:p>
      <text:p text:style-name="Standard"/>
      <text:p text:style-name="Standard">Creación de una sucursal para operaciones de mantenimiento</text:p>
      <text:p text:style-name="Standard">Para proponer un ejemplo práctico de las operaciones descritas anteriormente, es posible referirse a un caso específico; la imagen que se propone a continuación resume las fases de implementación y commit de una aplicación Web hasta la consecución de la primera versión definitiva:</text:p>
      <text:p text:style-name="Standard"/>
      <text:p text:style-name="Standard">Figura 1. Commit del primer edificio de un proyecto.</text:p>
      <text:p text:style-name="Standard"/>
      <text:p text:style-name="Standard">Confirmar el primer edificio de un proyecto</text:p>
      <text:p text:style-name="Standard">En este punto, la versión 1.0 podrá entrar en producción y los usuarios tendrán la posibilidad de enviar cualquier informe sobre los errores detectados durante la ejecución. Los comentarios recibidos de los desarrolladores pueden ser más o menos relevantes y pueden o no requerir una acción inmediata, así que imagina recibir la notificación "fbk-4" con respecto a un problema que debe resolverse lo antes posible.</text:p>
      <text:p text:style-name="Standard"/>
      <text:p text:style-name="Standard">Para crear una nueva rama destinada a la intervención de mantenimiento necesaria, será posible utilizar una instrucción basada en el comando git checkoutseguido de la opción -by el nombre de la rama adicional :</text:p>
      <text:p text:style-name="Standard"/>
      <text:p text:style-name="Standard">Figura 2. Creando la rama de mantenimiento.</text:p>
      <text:p text:style-name="Standard">Creación de sucursales para mantenimiento</text:p>
      <text:p text:style-name="Standard"><text:soft-page-break/>Para completar, cabe señalar que habría sido posible obtener el mismo resultado escribiendo las siguientes instrucciones:</text:p>
      <text:p text:style-name="Standard"/>
      <text:p text:style-name="Standard">$ git branch fbk-4</text:p>
      <text:p text:style-name="Standard">$ git checkout fbk-4</text:p>
      <text:p text:style-name="Standard">Ya sea que elija la sintaxis abreviada o la completa, el usuario verá su plan de trabajo redirigido a la nueva rama gracias al reposicionamiento del puntero HEAD, esto significa que, en ausencia de un movimiento a la rama de producción original, todos los compromisos que se ser ejecutado posteriormente tendrá efecto en la rama más reciente .</text:p>
      <text:p text:style-name="Standard"/>
      <text:p text:style-name="Standard">Figura 3. Comprometerse con sucursal para mantenimiento.</text:p>
      <text:p text:style-name="Standard">Comprometerse con la rama para el mantenimiento</text:p>
      <text:p text:style-name="Standard">Ahora supongamos la recepción de un informe adicional sobre, por ejemplo, la presencia de una vulnerabilidad en la rama de producción; también en este caso la intervención debe ser inmediata debido a necesidades relacionadas con la seguridad. Los cambios realizados para resolver la criticidad expuesta anteriormente no se perderán, al igual que permanecerá disponible la rama de mantenimiento creada para su resolución.</text:p>
      <text:p text:style-name="Standard"/>
      <text:p text:style-name="Standard">La última intervención requerida puede resolverse reposicionando el puntero hacia la rama maestra usando la instrucción git checkout master.</text:p>
      <text:p text:style-name="Standard"/>
      <text:p text:style-name="Standard">Figura 4. Traslado a la rama principal.</text:p>
      <text:p text:style-name="Standard">Traslado a la sucursal principal</text:p>
      <text:p text:style-name="Standard">Una vez que se haya producido la reubicación, el desarrollador podrá operar en un directorio de trabajo idéntico al almacenado antes de la intervención realizada para la señal "fbk-4", sustancialmente después de la extracción de la instantánea asociada con el compromiso más reciente pagado por el maestro se ofrecerá de nuevo. Esto sucederá, es decir, será permitido por el DVCS, con una condición, y es que los cambios realizados en el proyecto en el directorio de trabajo o en el área de ensayo no presenten conflictos con la rama hacia la que se desea redirigir el puntero.</text:p>
      <text:p text:style-name="Standard"/>
      <text:p text:style-name="Standard">la fusión</text:p>
      <text:p text:style-name="Standard">Una vez que se ha alcanzado la rama maestra , se puede utilizar como base para trabajar en la resolución de la vulnerabilidad reportada a partir de la generación de una rama especial , denominada "vuln-1" en nuestro ejemplo, sobre la cual reposicionar el puntero para la enésima vez.</text:p>
      <text:p text:style-name="Standard"/>
      <text:p text:style-name="Standard">Figura 5. Creación de una rama para corregir una vulnerabilidad.</text:p>
      <text:p text:style-name="Standard">Creación de una rama para corregir una vulnerabilidad</text:p>
      <text:p text:style-name="Standard">Una vez que se haya tomado la acción correctiva sobre la vulnerabilidad a eliminar, se podrá proceder con el compromiso relativo permaneciendo en la nueva rama:</text:p>
      <text:p text:style-name="Standard"/>
      <text:p text:style-name="Standard">Figura 6. Comprometerse a corregir una vulnerabilidad.</text:p>
      <text:p text:style-name="Standard">Comprometerse a corregir una vulnerabilidad</text:p>
      <text:p text:style-name="Standard">Dado que se ha eliminado la vulnerabilidad, ya no necesitaremos la rama "vuln-1" y podremos recurrir a la fusión para fusionarlo con el maestro ; luego reposicionaremos el puntero en este último y usaremos la instrucción git mergeseguida del nombre de la rama que queremos fusionar con el maestro .</text:p>
      <text:p text:style-name="Standard"/>
      <text:p text:style-name="Standard">Figura 7. Fusión de la nueva rama con la rama principal.</text:p>
      <text:p text:style-name="Standard">Combinar la nueva rama con la rama principal</text:p>
      <text:p text:style-name="Standard">Una vez hecho esto, el mantenimiento de la rama "vuln-1" se volverá completamente inútil y será posible eliminarla definitivamente usando la instrucción git branch -d vuln-1.</text:p>
      <text:p text:style-name="Standard"/>
      <text:p text:style-name="Standard"><text:soft-page-break/>Figura 8. Eliminación de la rama superflua.</text:p>
      <text:p text:style-name="Standard">Eliminación de la rama superflua</text:p>
      <text:p text:style-name="Standard">La rama de mantenimiento "fbk-4", que no se fusionó ni eliminó, seguirá estando disponible para futuras intervenciones siempre que el desarrollador considere necesario mantenerla, por ejemplo, esperando que el usuario que realizó el informe haya aprobado el cambio resultante de su retroalimentac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22:08:08.775000000</meta:creation-date>
    <dc:date>2023-01-25T22:09:12.277000000</dc:date>
    <meta:editing-duration>PT1M3S</meta:editing-duration>
    <meta:editing-cycles>1</meta:editing-cycles>
    <meta:document-statistic meta:table-count="0" meta:image-count="0" meta:object-count="0" meta:page-count="3" meta:paragraph-count="45" meta:word-count="1019" meta:character-count="6464" meta:non-whitespace-character-count="5490"/>
    <meta:generator>LibreOffice/7.4.2.3$Windows_X86_64 LibreOffice_project/382eef1f22670f7f4118c8c2dd222ec7ad009daf</meta:generator>
  </office:meta>
</office:document-meta>
</file>